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20ef" officeooo:paragraph-rsid="001520ef"/>
    </style:style>
    <style:style style:name="P2" style:family="paragraph" style:parent-style-name="Standard">
      <style:paragraph-properties fo:text-align="center" style:justify-single-word="false"/>
      <style:text-properties officeooo:rsid="001520ef" officeooo:paragraph-rsid="001520ef"/>
    </style:style>
    <style:style style:name="P3" style:family="paragraph" style:parent-style-name="Standard">
      <style:paragraph-properties fo:text-align="center" style:justify-single-word="false"/>
      <style:text-properties officeooo:rsid="001520ef" officeooo:paragraph-rsid="0015d74b"/>
    </style:style>
    <style:style style:name="P4" style:family="paragraph" style:parent-style-name="Standard">
      <style:text-properties officeooo:rsid="001520ef" officeooo:paragraph-rsid="0015d74b"/>
    </style:style>
    <style:style style:name="P5" style:family="paragraph" style:parent-style-name="Standard">
      <style:text-properties officeooo:rsid="001520ef" officeooo:paragraph-rsid="0016b635"/>
    </style:style>
    <style:style style:name="P6" style:family="paragraph" style:parent-style-name="Standard">
      <style:text-properties fo:font-weight="bold" officeooo:rsid="001520ef" officeooo:paragraph-rsid="001520ef" style:font-weight-asian="bold" style:font-weight-complex="bold"/>
    </style:style>
    <style:style style:name="P7" style:family="paragraph" style:parent-style-name="Standard">
      <style:text-properties fo:font-weight="bold" officeooo:rsid="001520ef" officeooo:paragraph-rsid="0015d74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20ef" officeooo:paragraph-rsid="0015d74b" style:font-weight-asian="bold" style:font-weight-complex="bold"/>
    </style:style>
    <style:style style:name="P9" style:family="paragraph" style:parent-style-name="Standard">
      <style:text-properties officeooo:rsid="0015d74b" officeooo:paragraph-rsid="0015d74b"/>
    </style:style>
    <style:style style:name="P10" style:family="paragraph" style:parent-style-name="Standard">
      <style:text-properties fo:font-weight="normal" officeooo:rsid="001520ef" officeooo:paragraph-rsid="001520ef" style:font-weight-asian="normal" style:font-weight-complex="normal"/>
    </style:style>
    <style:style style:name="P11" style:family="paragraph" style:parent-style-name="Standard">
      <style:text-properties fo:font-weight="normal" officeooo:rsid="0017117c" officeooo:paragraph-rsid="0017117c" style:font-weight-asian="normal" style:font-weight-complex="normal"/>
    </style:style>
    <style:style style:name="P12" style:family="paragraph" style:parent-style-name="Standard">
      <style:text-properties officeooo:rsid="0016b635" officeooo:paragraph-rsid="0016b6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d74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117c" style:font-weight-asian="normal" style:font-weight-complex="normal"/>
    </style:style>
    <style:style style:name="T5" style:family="text">
      <style:text-properties officeooo:rsid="0015d74b"/>
    </style:style>
    <style:style style:name="T6" style:family="text">
      <style:text-properties officeooo:rsid="0016b635"/>
    </style:style>
    <style:style style:name="T7" style:family="text">
      <style:text-properties officeooo:rsid="0017117c"/>
    </style:style>
    <style:style style:name="T8" style:family="text">
      <style:text-properties officeooo:rsid="0017e7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de Programación.</text:p>
      <text:p text:style-name="P1">Segunda evaluación</text:p>
      <text:p text:style-name="P2">Tarea <text:s/></text:p>
      <text:p text:style-name="P1"/>
      <text:p text:style-name="P1"/>
      <text:p text:style-name="P1"><text:span text:style-name="T1">Objetivo</text:span>: <text:s/>EL objeto de esta tarea es la utilización de<text:span text:style-name="T1"> ficheros</text:span> y <text:span text:style-name="T1">colecciones <text:s/></text:span><text:span text:style-name="T2">Java</text:span>. Para ello desarrollaremos un modelo de datos que represente los partidos de la liga de fútbol de Primera División <text:span text:style-name="T5">de España</text:span>.</text:p>
      <text:p text:style-name="P1"/>
      <text:p text:style-name="P1"><text:span text:style-name="T1">Procedimiento</text:span>: <text:s/>Accederemos a webs que contengan información actualizada sobre los equipos, partidos, jugadores, etc. <text:s/>Buscar (Google) webs que nos puedan dar esa información. Recordemos que es mucha información, así que si la podemos Copiar/Pegar, mejor.</text:p>
      <text:p text:style-name="P1"/>
      <text:p text:style-name="P6">Trabajo en equipo: <text:span text:style-name="T3">Dada la cantidad de información, intentaremos aportar cada uno los datos que podamos. El resultado será la obtención de unos ficheros, que usaremos para posteriores consultas.</text:span></text:p>
      <text:p text:style-name="P1"/>
      <text:p text:style-name="P1"/>
      <text:p text:style-name="P6">Ficheros a crear:</text:p>
      <text:p text:style-name="P1">Crearemos inicialmente dos ficheros de texto:</text:p>
      <text:p text:style-name="P1"/>
      <text:p text:style-name="P3"><text:span text:style-name="T1">equipos.txt</text:span> <text:span text:style-name="T7">(clase Equipo)</text:span></text:p>
      <text:p text:style-name="P4"/>
      <text:p text:style-name="P4">Contiene los siguientes campos:</text:p>
      <text:p text:style-name="P1"/>
      <text:p text:style-name="P5"><text:s text:c="2"/><text:span text:style-name="T6">id del equipo: 1,2,3...</text:span></text:p>
      <text:p text:style-name="P5"><text:s/><text:span text:style-name="T7">nombre corto</text:span> de equipo: Tres letras <text:span text:style-name="T6">(RMA, BCN, SEV, ...)</text:span></text:p>
      <text:p text:style-name="P1"><text:s text:c="2"/>nombre del equipo: Por ejemplo <text:span text:style-name="T7">Real Madrid, Barcelona FC., Sevilla </text:span></text:p>
      <text:p text:style-name="P1"><text:s text:c="2"/></text:p>
      <text:p text:style-name="P1"><text:s/></text:p>
      <text:p text:style-name="P1"/>
      <text:p text:style-name="P8">partidos.txt</text:p>
      <text:p text:style-name="P8"/>
      <text:p text:style-name="P4">Este es el fichero principal, ya que debe contener los partidos entre todos los equipos. Debe contener los datos siguientes:</text:p>
      <text:p text:style-name="P1"/>
      <text:p text:style-name="P12">identificador: 1,2,3</text:p>
      <text:p text:style-name="P1">Jornada: 1, 2, …</text:p>
      <text:p text:style-name="P1">Equipo Local (<text:span text:style-name="T8">id</text:span> del equipo, tres letras)</text:p>
      <text:p text:style-name="P1">Goles Local</text:p>
      <text:p text:style-name="P1">Equipo Visitante <text:s/>(<text:span text:style-name="T8">id</text:span> del equipo, tres letras)</text:p>
      <text:p text:style-name="P1">Goles Visitante</text:p>
      <text:p text:style-name="P1"/>
      <text:p text:style-name="P1"/>
      <text:p text:style-name="P8">jugadores.txt <text:span text:style-name="T7">(</text:span><text:span text:style-name="T4">clase Jugador extiende de Persona</text:span><text:span text:style-name="T7">)</text:span></text:p>
      <text:p text:style-name="P8"/>
      <text:p text:style-name="P7"><text:s text:c="2"/><text:span text:style-name="T3">Este fichero debe contener, inicialmente dos campos:</text:span></text:p>
      <text:p text:style-name="P10"/>
      <text:p text:style-name="P10"><text:span text:style-name="T7">identificador del </text:span>Jugador: <text:s/><text:span text:style-name="T7">1,2,3</text:span></text:p>
      <text:p text:style-name="P11">dorsal : entero</text:p>
      <text:p text:style-name="P10">codigo equipo</text:p>
      <text:p text:style-name="P1"><text:s text:c="2"/></text:p>
      <text:p text:style-name="P3"><text:s/></text:p>
      <text:p text:style-name="P3"><text:soft-page-break/></text:p>
      <text:p text:style-name="P3"/>
      <text:p text:style-name="P3"><text:s/><text:span text:style-name="T2">Organización del trabajo</text:span></text:p>
      <text:p text:style-name="P1"/>
      <text:p text:style-name="P9">1. Creación de <text:span text:style-name="T1">equipos.txt</text:span>, estableciendo los codigos de tres letras (RMA, BCN, SEV, etc..)</text:p>
      <text:p text:style-name="P9">2. Creación de <text:span text:style-name="T1">partidos.txt</text:span>. En este apartado se necesita que haya colaboración a fin de que podamos generar el fichero sin errores y en un tiempo razonable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8:54:31.083000000</meta:creation-date>
    <dc:date>2019-01-17T08:30:24.297000000</dc:date>
    <meta:editing-duration>PT31M1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33" meta:word-count="256" meta:character-count="1705" meta:non-whitespace-character-count="1455"/>
  </office:meta>
</office:document-meta>
</file>